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f849" officeooo:paragraph-rsid="0006f849"/>
    </style:style>
    <style:style style:name="P2" style:family="paragraph" style:parent-style-name="Standard">
      <style:text-properties officeooo:rsid="0007c262" officeooo:paragraph-rsid="0007c262"/>
    </style:style>
    <style:style style:name="P3" style:family="paragraph" style:parent-style-name="Standard">
      <style:text-properties officeooo:rsid="0007c262" officeooo:paragraph-rsid="0007c262"/>
    </style:style>
    <style:style style:name="P4" style:family="paragraph" style:parent-style-name="Standard">
      <style:text-properties officeooo:rsid="00098a76" officeooo:paragraph-rsid="00098a76"/>
    </style:style>
    <style:style style:name="T1" style:family="text">
      <style:text-properties officeooo:rsid="00098a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o: </text:p>
      <text:p text:style-name="P2">DON’T PANIC</text:p>
      <text:p text:style-name="P2">Plataforma que oferece serviços sociais para os habitantes e transeuntes do espaço.</text:p>
      <text:p text:style-name="P2"/>
      <text:p text:style-name="P2">- EXPLORAÇÃO LIVRE DO UNIVERSO</text:p>
      <text:p text:style-name="P2"/>
      <text:p text:style-name="P2">- RELAÇÕES DIPLOMÁTICAS NO ESPAÇO</text:p>
      <text:p text:style-name="P2"/>
      <text:p text:style-name="P2">- SAUDADES DA MINHA TERRA</text:p>
      <text:p text:style-name="P2"/>
      <text:p text:style-name="P2"><text:span text:style-name="T1">- </text:span>Pontos de coleta de lixo espacial</text:p>
      <text:p text:style-name="P2"/>
      <text:p text:style-name="P4">- Atrações acontecendo no Restaurante do Fim do Universo</text:p>
      <text:p text:style-name="P4"/>
      <text:p text:style-name="P4">- Área da plataforma exclusiva para pesquisadores de campo (e.g. Ford Prefect) cadastrarem verbetes no Guia </text:p>
      <text:p text:style-name="P4"/>
      <text:p text:style-name="P4">- Campanha de conscientização sobre a importância do porte e do uso de toalhas</text:p>
      <text:p text:style-name="P4"/>
      <text:p text:style-name="P4">- F.A.Q do universo: Nessa área há uma lista com as perguntas mais frequentes e umas respostas já definidas. Para qualquer outra pergunta, basta pesquisar e a resposta para a vida, o universo e tudo mais será dada: 42. (Bobo, mas divertido)</text:p>
      <text:p text:style-name="P4"/>
      <text:p text:style-name="P4"/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4:35:40.223193820</meta:creation-date>
    <dc:date>2018-03-27T21:50:33.312575613</dc:date>
    <meta:editing-duration>PT7M9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11" meta:word-count="118" meta:character-count="708" meta:non-whitespace-character-count="599"/>
  </office:meta>
</office:document-meta>
</file>